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5669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>
      <style:text-properties officeooo:paragraph-rsid="0018db58"/>
    </style:style>
    <style:style style:name="P4" style:family="paragraph" style:parent-style-name="Standard">
      <style:text-properties officeooo:paragraph-rsid="001a2324"/>
    </style:style>
    <style:style style:name="P5" style:family="paragraph" style:parent-style-name="Standard">
      <style:text-properties fo:font-size="11pt" officeooo:rsid="0015aa99" officeooo:paragraph-rsid="0015aa99" style:font-size-asian="9.60000038146973pt" style:font-size-complex="11pt"/>
    </style:style>
    <style:style style:name="P6" style:family="paragraph" style:parent-style-name="Standard">
      <style:text-properties fo:font-size="11pt" officeooo:rsid="001aa484" officeooo:paragraph-rsid="001aa484" style:font-size-asian="9.60000038146973pt" style:font-size-complex="11pt"/>
    </style:style>
    <style:style style:name="P7" style:family="paragraph" style:parent-style-name="Standard">
      <style:text-properties officeooo:rsid="001aa484" officeooo:paragraph-rsid="001aa484"/>
    </style:style>
    <style:style style:name="T1" style:family="text">
      <style:text-properties officeooo:rsid="00145669"/>
    </style:style>
    <style:style style:name="T2" style:family="text">
      <style:text-properties officeooo:rsid="001838b5"/>
    </style:style>
    <style:style style:name="T3" style:family="text">
      <style:text-properties officeooo:rsid="0018db58"/>
    </style:style>
    <style:style style:name="T4" style:family="text">
      <style:text-properties style:text-underline-style="none" officeooo:rsid="0018db58"/>
    </style:style>
    <style:style style:name="T5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6" style:family="text">
      <style:text-properties officeooo:rsid="001a2324"/>
    </style:style>
    <style:style style:name="T7" style:family="text">
      <style:text-properties officeooo:rsid="001aa4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EDERBERECHNUNG</text:p>
      <text:p text:style-name="P5">(IST-Berechnung für Feder 1-<text:span text:style-name="T3">Basisfeder</text:span>)</text:p>
      <text:p text:style-name="P6">============================================================================</text:p>
      <text:p text:style-name="Standard"/>
      <text:p text:style-name="Standard"><text:s text:c="8"/>x10CrNi18-8 <text:s/>DIN EN 10270-3</text:p>
      <text:p text:style-name="P1"><text:s text:c="8"/>G=71000<text:span text:style-name="T1">N/mm^2</text:span>, E=185000<text:span text:style-name="T1">N/mm^2</text:span>, p=7.9</text:p>
      <text:p text:style-name="Standard"><text:s text:c="8"/>--------------------------------------------------------------------</text:p>
      <text:p text:style-name="Standard"><text:s text:c="8"/>d <text:tab/><text:tab/>= <text:s text:c="6"/><text:tab/><text:tab/> <text:s text:c="15"/>0.43<text:tab/><text:tab/>mm<text:tab/></text:p>
      <text:p text:style-name="Standard"><text:s text:c="8"/>De<text:tab/>=<text:tab/> <text:s text:c="6"/><text:tab/><text:tab/> <text:s text:c="3"/>3.68<text:tab/><text:tab/>mm* <text:tab/></text:p>
      <text:p text:style-name="P4"><text:s text:c="8"/>AD<text:tab/>=<text:span text:style-name="T5">±</text:span><text:tab/> <text:s text:c="3"/><text:tab/><text:tab/> <text:s text:c="3"/>0.01<text:tab/><text:tab/>mm*<text:tab/></text:p>
      <text:p text:style-name="Standard"><text:s text:c="8"/>n<text:tab/><text:tab/>= <text:s text:c="7"/><text:tab/><text:tab/> <text:s text:c="2"/><text:tab/> <text:s/><text:span text:style-name="T2">109</text:span>.<text:span text:style-name="T2">36</text:span><text:tab/><text:tab/></text:p>
      <text:p text:style-name="Standard"><text:s text:c="8"/>Lo<text:tab/>=<text:tab/> <text:s text:c="6"/><text:tab/><text:tab/> <text:s text:c="3"/>58.78<text:tab/>mm*<text:tab/></text:p>
      <text:p text:style-name="Standard"><text:s text:c="8"/>Fo<text:tab/>=<text:tab/> <text:s text:c="6"/><text:tab/><text:tab/> <text:s text:c="3"/>0.88<text:tab/><text:tab/>N<text:tab/></text:p>
      <text:p text:style-name="Standard"><text:s text:c="8"/>L1<text:tab/>=<text:tab/> <text:s text:c="6"/><text:tab/><text:tab/> <text:s text:c="3"/>105<text:tab/><text:tab/>mm<text:tab/></text:p>
      <text:p text:style-name="Standard"><text:s text:c="8"/>F1<text:tab/>=<text:tab/> <text:s text:c="6"/><text:tab/><text:tab/> <text:s text:c="3"/>4.83<text:tab/><text:tab/>N*<text:tab/></text:p>
      <text:p text:style-name="P4"><text:s text:c="8"/>AF1<text:tab/>=<text:span text:style-name="T5">±</text:span><text:tab/> <text:s text:c="2"/><text:tab/><text:tab/> <text:s text:c="3"/>0.02<text:tab/><text:tab/>N*<text:tab/></text:p>
      <text:p text:style-name="Standard"><text:s text:c="8"/>L2<text:tab/>=<text:tab/> <text:s text:c="6"/><text:tab/><text:tab/> <text:s text:c="3"/>142<text:tab/><text:tab/>mm<text:tab/></text:p>
      <text:p text:style-name="Standard"><text:s text:c="8"/>F2<text:tab/>=<text:tab/> <text:s text:c="6"/><text:tab/><text:tab/> <text:s text:c="3"/>8.0<text:tab/><text:tab/>N*<text:tab/></text:p>
      <text:p text:style-name="P4"><text:s text:c="8"/>AF2<text:tab/>=<text:span text:style-name="T5">±</text:span><text:tab/> <text:s text:c="2"/><text:tab/><text:tab/> <text:s text:c="3"/>0.03<text:tab/><text:tab/>N*<text:tab/></text:p>
      <text:p text:style-name="Standard"><text:s text:c="8"/>Lk<text:tab/>=<text:tab/> <text:s text:c="6"/><text:tab/><text:tab/> <text:s text:c="3"/>47.03<text:tab/>mm*<text:tab/></text:p>
      <text:p text:style-name="Standard"><text:s text:c="8"/>R<text:tab/><text:tab/>= <text:s text:c="7"/><text:tab/><text:tab/> <text:s text:c="3"/><text:tab/> <text:s text:c="3"/>0.09<text:tab/><text:tab/>N/mm*<text:tab/></text:p>
      <text:p text:style-name="Standard"/>
      <text:p text:style-name="Standard"><text:s text:c="8"/>to<text:tab/><text:tab/>= <text:s text:c="6"/><text:tab/><text:tab/> <text:s text:c="3"/><text:tab/> <text:s text:c="5"/>91.65 <text:s/><text:tab/>N/mm<text:span text:style-name="T4">²</text:span>!<text:tab/></text:p>
      <text:p text:style-name="P3"><text:s text:c="8"/>t<text:span text:style-name="T3">o</text:span>zul<text:tab/>=<text:tab/> <text:s text:c="3"/><text:tab/><text:tab/> <text:s text:c="3"/>151.47<text:tab/>N/mm<text:span text:style-name="T4">²</text:span>!<text:tab/></text:p>
      <text:p text:style-name="P3"><text:s text:c="8"/>ti1<text:tab/>=<text:tab/> <text:s text:c="5"/><text:tab/><text:tab/> <text:s text:c="3"/>503.44<text:tab/>N/mm<text:span text:style-name="T4">²</text:span><text:tab/></text:p>
      <text:p text:style-name="P3"><text:s text:c="8"/>ti2<text:tab/>=<text:tab/> <text:s text:c="5"/><text:tab/><text:tab/> <text:s text:c="3"/>832.96<text:tab/>N/mm<text:span text:style-name="T4">²</text:span><text:tab/></text:p>
      <text:p text:style-name="P3"><text:s text:c="8"/>tih<text:tab/>=<text:tab/> <text:s text:c="5"/><text:tab/><text:tab/> <text:s text:c="3"/>329.52<text:tab/>N/mm<text:span text:style-name="T4">²</text:span><text:tab/></text:p>
      <text:p text:style-name="Standard"><text:s text:c="8"/></text:p>
      <text:p text:style-name="Standard"/>
      <text:p text:style-name="P3"><text:s text:c="8"/>tk1<text:tab/>=<text:tab/> <text:s text:c="5"/><text:tab/><text:tab/> <text:s text:c="3"/>595.82<text:tab/>N/mm<text:span text:style-name="T4">²</text:span><text:tab/></text:p>
      <text:p text:style-name="P3"><text:s text:c="8"/>tk2<text:tab/>=<text:tab/> <text:s text:c="5"/><text:tab/><text:tab/> <text:s text:c="3"/>985.8<text:tab/>N/mm<text:span text:style-name="T4">²</text:span><text:tab/></text:p>
      <text:p text:style-name="P3"><text:s text:c="8"/>tkh<text:tab/>=<text:tab/> <text:s text:c="5"/><text:tab/><text:tab/> <text:s text:c="3"/>330.7<text:tab/>N/mm<text:span text:style-name="T4">²</text:span><text:tab/></text:p>
      <text:p text:style-name="Standard"><text:s text:c="8"/>k<text:tab/> <text:s text:c="11"/><text:span text:style-name="T1">=</text:span> <text:tab/><text:tab/> <text:s text:c="16"/>1.18<text:tab/><text:tab/></text:p>
      <text:p text:style-name="Standard"><text:s text:c="8"/></text:p>
      <text:p text:style-name="Standard"/>
      <text:p text:style-name="Standard"><text:s text:c="8"/>q<text:tab/> <text:s text:c="11"/>= <text:s text:c="7"/><text:tab/><text:tab/> <text:s text:c="16"/>1.16<text:tab/><text:tab/></text:p>
      <text:p text:style-name="Standard"><text:s text:c="8"/></text:p>
      <text:p text:style-name="Standard"/>
      <text:p text:style-name="Standard"><text:s text:c="8"/>w<text:tab/><text:tab/>=<text:tab/> <text:s text:c="7"/><text:tab/> <text:s text:c="15"/>7.56<text:tab/><text:tab/></text:p>
      <text:p text:style-name="Standard"><text:s text:c="8"/>2LH<text:tab/>=<text:tab/> <text:s text:c="5"/><text:tab/><text:tab/> <text:s text:c="3"/>11.76<text:tab/>mm<text:tab/></text:p>
      <text:p text:style-name="Standard"><text:s text:c="8"/></text:p>
      <text:p text:style-name="Standard"><text:s text:c="8"/>Gewicht<text:tab/><text:span text:style-name="T6">=</text:span><text:tab/> <text:s/><text:tab/><text:tab/> <text:s text:c="3"/>1.346<text:tab/>kg/1000 Stück<text:tab/></text:p>
      <text:p text:style-name="Standard"><text:s text:c="8"/>--------------------------------------------------------------------</text:p>
      <text:p text:style-name="Standard"><text:tab/><text:tab/><text:tab/><text:tab/><text:tab/><text:tab/><text:tab/><text:tab/><text:tab/><text:tab/><text:tab/><text:tab/>*<text:span text:style-name="T7">gemessen</text:span></text:p>
      <text:p text:style-name="P7">=================================================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01:44:40.544746221</meta:creation-date>
    <dc:date>2020-04-06T18:15:13.491676185</dc:date>
    <meta:editing-duration>PT12M33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40" meta:word-count="132" meta:character-count="1542" meta:non-whitespace-character-count="708"/>
  </office:meta>
</office:document-meta>
</file>